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3"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5"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7" style:family="paragraph" style:parent-style-name="Standard">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1"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2"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3"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4"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5"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8"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9" style:family="paragraph" style:parent-style-name="Standard">
      <style:text-properties style:font-name="LM Mono Prop 102" fo:font-size="6pt" style:font-size-asian="6pt" style:font-name-complex="Times New Roman1" style:font-size-complex="6pt"/>
    </style:style>
    <style:style style:name="P20"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1" style:family="paragraph" style:parent-style-name="Standard">
      <style:paragraph-properties fo:margin-left="1in" fo:margin-right="0.0626in" fo:text-align="start" style:justify-single-word="false" fo:text-indent="-1in" style:auto-text-indent="false"/>
    </style:style>
    <style:style style:name="P22"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3"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4" style:family="paragraph" style:parent-style-name="Standard">
      <style:paragraph-properties>
        <style:tab-stops>
          <style:tab-stop style:position="0.0626in"/>
          <style:tab-stop style:position="1in"/>
          <style:tab-stop style:position="7.3752in" style:type="right"/>
        </style:tab-stops>
      </style:paragraph-properties>
    </style:style>
    <style:style style:name="P25"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6" style:family="paragraph" style:parent-style-name="Standard">
      <style:paragraph-properties>
        <style:tab-stops>
          <style:tab-stop style:position="1in"/>
          <style:tab-stop style:position="7.5in" style:type="right"/>
        </style:tab-stops>
      </style:paragraph-properties>
    </style:style>
    <style:style style:name="P27" style:family="paragraph" style:parent-style-name="Standard">
      <style:paragraph-properties>
        <style:tab-stops>
          <style:tab-stop style:position="0.0626in"/>
          <style:tab-stop style:position="1in"/>
        </style:tab-stops>
      </style:paragraph-properties>
    </style:style>
    <style:style style:name="P28" style:family="paragraph" style:parent-style-name="Standard">
      <style:paragraph-properties>
        <style:tab-stops>
          <style:tab-stop style:position="0.1252in"/>
          <style:tab-stop style:position="1in"/>
          <style:tab-stop style:position="7.5in" style:type="right"/>
        </style:tab-stops>
      </style:paragraph-properties>
    </style:style>
    <style:style style:name="P29"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0"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1"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32" style:family="paragraph" style:parent-style-name="Standard">
      <style:paragraph-properties fo:text-align="center" style:justify-single-word="false"/>
      <style:text-properties fo:color="#000000" loext:opacity="100%" style:font-name="LM Mono Prop 102" fo:font-size="13pt" fo:font-weight="bold" style:font-size-asian="13pt" style:font-weight-asian="bold" style:font-name-complex="Times New Roman1" style:font-size-complex="13pt" style:font-weight-complex="bold"/>
    </style:style>
    <style:style style:name="P33" style:family="paragraph" style:parent-style-name="List_20_Paragraph" style:list-style-name="WWNum1">
      <style:paragraph-properties fo:margin-left="1.1252in" fo:margin-right="0.0626in" fo:text-align="justify" style:justify-single-word="false" fo:orphans="2" fo:widows="2" fo:hyphenation-ladder-count="no-limit" fo:text-indent="-0.1252in" style:auto-text-indent="false" style:writing-mode="lr-tb">
        <style:tab-stops>
          <style:tab-stop style:position="1.1252in"/>
        </style:tab-stops>
      </style:paragraph-properties>
      <style:text-properties style:font-name="LM Mono Prop 101" fo:font-size="9pt" officeooo:paragraph-rsid="00448490"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34"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35"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6"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8.5pt" style:text-underline-style="none" style:font-size-asian="8.5pt" style:font-name-complex="Times New Roman1" style:font-size-complex="8.5pt"/>
    </style:style>
    <style:style style:name="T9" style:family="text">
      <style:text-properties fo:color="#000000" loext:opacity="100%" style:font-name="LM Mono Prop 102" fo:font-size="8.5pt" style:font-size-asian="8.5pt" style:font-name-complex="Times New Roman1" style:font-size-complex="8.5pt"/>
    </style:style>
    <style:style style:name="T10" style:family="text">
      <style:text-properties style:font-name="LM Mono Prop 102" fo:font-size="9pt" style:font-size-asian="9pt" style:font-name-complex="Times New Roman1" style:font-size-complex="9pt"/>
    </style:style>
    <style:style style:name="T11" style:family="text">
      <style:text-properties style:font-name="LM Mono Prop 102" fo:font-size="9pt" officeooo:rsid="001cf0ad" style:font-size-asian="9pt" style:font-name-complex="Times New Roman1" style:font-size-complex="9pt"/>
    </style:style>
    <style:style style:name="T12" style:family="text">
      <style:text-properties style:font-name="LM Mono Prop 102" fo:font-size="9pt" officeooo:rsid="00212502"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officeooo:rsid="002b2e10" style:font-size-asian="9pt" style:font-name-complex="Times New Roman1" style:font-size-complex="9pt"/>
    </style:style>
    <style:style style:name="T15" style:family="text">
      <style:text-properties style:font-name="LM Mono Prop 102" fo:font-size="9pt" officeooo:rsid="002d97e2" style:font-size-asian="9pt" style:font-name-complex="Times New Roman1" style:font-size-complex="9pt"/>
    </style:style>
    <style:style style:name="T16" style:family="text">
      <style:text-properties style:font-name="LM Mono Prop 102" fo:font-size="9pt" officeooo:rsid="002f92e5" style:font-size-asian="9pt" style:font-name-complex="Times New Roman1" style:font-size-complex="9pt"/>
    </style:style>
    <style:style style:name="T17" style:family="text">
      <style:text-properties style:font-name="LM Mono Prop 102" fo:font-size="9pt" officeooo:rsid="00326171" style:font-size-asian="9pt" style:font-name-complex="Times New Roman1" style:font-size-complex="9pt"/>
    </style:style>
    <style:style style:name="T18" style:family="text">
      <style:text-properties style:font-name="LM Mono Prop 102" fo:font-size="9pt" officeooo:rsid="0033352e" style:font-size-asian="9pt" style:font-name-complex="Times New Roman1" style:font-size-complex="9pt"/>
    </style:style>
    <style:style style:name="T19" style:family="text">
      <style:text-properties style:font-name="LM Mono Prop 102" fo:font-size="9pt" officeooo:rsid="00337911" style:font-size-asian="9pt" style:font-name-complex="Times New Roman1" style:font-size-complex="9pt"/>
    </style:style>
    <style:style style:name="T20" style:family="text">
      <style:text-properties style:font-name="LM Mono Prop 102" fo:font-size="9pt" officeooo:rsid="003a0b17" style:font-size-asian="9pt" style:font-name-complex="Times New Roman1" style:font-size-complex="9pt"/>
    </style:style>
    <style:style style:name="T21" style:family="text">
      <style:text-properties style:font-name="LM Mono Prop 102" fo:font-size="9pt" officeooo:rsid="00498e55" style:font-size-asian="9pt" style:font-name-complex="Times New Roman1" style:font-size-complex="9pt"/>
    </style:style>
    <style:style style:name="T22" style:family="text">
      <style:text-properties style:font-name="LM Mono Prop 102" fo:font-size="9pt" officeooo:rsid="0054752c" style:font-size-asian="9pt" style:font-name-complex="Times New Roman1" style:font-size-complex="9pt"/>
    </style:style>
    <style:style style:name="T23" style:family="text">
      <style:text-properties style:font-name="LM Mono Prop 102" fo:font-size="9pt" officeooo:rsid="00549119" style:font-size-asian="9pt" style:font-name-complex="Times New Roman1" style:font-size-complex="9pt"/>
    </style:style>
    <style:style style:name="T24" style:family="text">
      <style:text-properties style:font-name="LM Mono Prop 102" fo:font-size="9pt" fo:font-weight="normal" style:font-size-asian="9pt" style:font-weight-asian="normal" style:font-name-complex="Times New Roman1" style:font-size-complex="9pt"/>
    </style:style>
    <style:style style:name="T25"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style:style style:name="T26" style:family="text">
      <style:text-properties style:font-name="LM Mono Prop 102" fo:font-size="9pt" fo:font-weight="bold" style:font-size-asian="9pt" style:font-weight-asian="bold" style:font-name-complex="Times New Roman1" style:font-size-complex="9pt" style:font-weight-complex="bold"/>
    </style:style>
    <style:style style:name="T27"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8" style:family="text">
      <style:text-properties fo:color="#404040" loext:opacity="100%" style:font-name="LM Mono Prop 102" fo:font-size="9pt" fo:font-weight="bold" style:font-size-asian="9pt" style:font-weight-asian="bold" style:font-name-complex="Times New Roman1" style:font-size-complex="9pt"/>
    </style:style>
    <style:style style:name="T29"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30"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31"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32" style:family="text">
      <style:text-properties fo:color="#404040" loext:opacity="100%" fo:font-weight="bold" style:font-weight-asian="bold" style:font-weight-complex="normal"/>
    </style:style>
    <style:style style:name="T33"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34" style:family="text">
      <style:text-properties officeooo:rsid="001cf0ad"/>
    </style:style>
    <style:style style:name="T35" style:family="text">
      <style:text-properties officeooo:rsid="001ea073"/>
    </style:style>
    <style:style style:name="T36" style:family="text">
      <style:text-properties style:font-name="LM Mono Prop 101" fo:font-size="9pt" style:font-size-asian="9pt" style:font-name-complex="Times New Roman1" style:font-size-complex="9pt"/>
    </style:style>
    <style:style style:name="T37" style:family="text">
      <style:text-properties officeooo:rsid="0023194a"/>
    </style:style>
    <style:style style:name="T38" style:family="text">
      <style:text-properties officeooo:rsid="0025e054"/>
    </style:style>
    <style:style style:name="T39" style:family="text">
      <style:text-properties officeooo:rsid="0037b37b"/>
    </style:style>
    <style:style style:name="T40" style:family="text">
      <style:text-properties officeooo:rsid="003994f9"/>
    </style:style>
    <style:style style:name="T41" style:family="text">
      <style:text-properties officeooo:rsid="003a0b17"/>
    </style:style>
    <style:style style:name="T42"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43"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44"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45"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46" style:family="text">
      <style:text-properties fo:color="#cccccc" loext:opacity="100%" style:font-name="LM Mono Prop 102" fo:font-size="8pt" style:font-size-asian="8pt" style:font-name-complex="Times New Roman1" style:font-size-complex="8pt"/>
    </style:style>
    <style:style style:name="T47" style:family="text">
      <style:text-properties fo:font-weight="bold" style:font-weight-asian="bold" style:font-weight-complex="bold"/>
    </style:style>
    <style:style style:name="T48" style:family="text">
      <style:text-properties officeooo:rsid="0047c14b"/>
    </style:style>
    <style:style style:name="T49" style:family="text">
      <style:text-properties officeooo:rsid="0051cd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uane Edmonds</text:p>
      <text:p text:style-name="P22"/>
      <text:p text:style-name="P31">2208 Carroll Street #102</text:p>
      <text:p text:style-name="P31">Oakland, California 94606</text:p>
      <text:p text:style-name="P31">510-393-4416</text:p>
      <text:p text:style-name="P23"><text:span text:style-name="T9"><text:tab/></text:span><text:a xlink:type="simple" xlink:href="mailto:duane.edmonds@gmail.com" office:target-frame-name="mailto:duane.edmonds@gmail.com" xlink:show="replace" text:style-name="Internet_20_link" text:visited-style-name="Visited_20_Internet_20_Link"><text:span text:style-name="Internet_20_link"><text:span text:style-name="T8">duane.edmonds@gmail.com</text:span></text:span></text:a><text:span text:style-name="T4"><text:tab/></text:span><text:a xlink:type="simple" xlink:href="http://dedmonds.co/" text:style-name="Internet_20_link" text:visited-style-name="Visited_20_Internet_20_Link"><text:span text:style-name="Internet_20_link"><text:span text:style-name="T8">dedmonds.co</text:span></text:span></text:a><text:span text:style-name="T1"><text:tab/></text:span><text:a xlink:type="simple" xlink:href="https://github.com/usefulmove/" text:style-name="Internet_20_link" text:visited-style-name="Visited_20_Internet_20_Link"><text:span text:style-name="Internet_20_link"><text:span text:style-name="T8">github.com/usefulmove</text:span></text:span></text:a></text:p>
      <text:p text:style-name="P12"><text:tab/></text:p>
      <text:p text:style-name="P6"/>
      <text:p text:style-name="P21"><text:span text:style-name="T5">STATEMENT</text:span><text:span text:style-name="T10"><text:tab/></text:span><text:span text:style-name="T36">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5"><text:span text:style-name="T5">EXPERIENCE</text:span><text:span text:style-name="T6"><text:tab/></text:span><text:span text:style-name="T42">SummerBio</text:span><text:span text:style-name="T10"><text:tab/></text:span><text:span text:style-name="T6">Menlo Park, California</text:span></text:p>
      <text:p text:style-name="P2"><text:span text:style-name="T3"><text:tab/>1/2022 – 8/2022<text:tab/></text:span><text:span text:style-name="T28">Vice President </text:span><text:span text:style-name="T29">of</text:span><text:span text:style-name="T28"> Engineering</text:span></text:p>
      <text:list text:style-name="WWNum1">
        <text:list-item>
          <text:p text:style-name="P33">Accountable for automation robotics engineering, cloud computing, and <text:span text:style-name="T48">L</text:span>aboratory <text:span text:style-name="T48">I</text:span>nformation <text:span text:style-name="T48">M</text:span>anagement <text:span text:style-name="T48">S</text:span>ystem (LIMS) development, as well as program management on a team committed to making a difference in fast-turnaround, high-availability, high-throughput SARS-CoV-2 (COVID-19) qRT-PCR (quantitative reverse transcription PCR) clinical diagnostics</text:p>
        </text:list-item>
        <text:list-item>
          <text:p text:style-name="P34"><text:span text:style-name="T35">E</text:span>stablish<text:span text:style-name="T35">ed</text:span> engineering <text:span text:style-name="T34">and program </text:span>development standards, processes and tools</text:p>
        </text:list-item>
        <text:list-item>
          <text:p text:style-name="P35">Guided data-driven enhancements in assay efficiency, test capacity, lab capability and efficiency, uptime, consistency and reliability in California’s highest-volume, CLIA-certified PCR laboratory (128,000 client samples tested <text:span text:style-name="T39">with</text:span><text:span text:style-name="T38">in</text:span><text:span text:style-name="T39"> </text:span>24 hour<text:span text:style-name="T39">s</text:span>)</text:p>
        </text:list-item>
      </text:list>
      <text:p text:style-name="P29"/>
      <text:p text:style-name="P9"/>
      <text:p text:style-name="P2"><text:span text:style-name="T3"><text:tab/>8/2021 – 1/2022<text:tab/></text:span><text:span text:style-name="T28">Director </text:span><text:span text:style-name="T29">of</text:span><text:span text:style-name="T28"> Automation Engineering</text:span></text:p>
      <text:list text:continue-numbering="true" text:style-name="WWNum1">
        <text:list-item>
          <text:p text:style-name="P35">Increased overall capacity by 30% through the systematic identification and implementation of assay, process, and automation improvements</text:p>
        </text:list-item>
        <text:list-item>
          <text:p text:style-name="P35">Managed the development, implementation, verification and assay validation of a variable-ratio, high-throughput automated sample pooling system</text:p>
        </text:list-item>
      </text:list>
      <text:p text:style-name="P9"/>
      <text:p text:style-name="P24"><text:span text:style-name="T3"><text:tab/>9/2020 – 7/2021<text:tab/></text:span><text:span text:style-name="T42">Johnson &amp; Johnson</text:span><text:span text:style-name="T33"><text:tab/></text:span><text:span text:style-name="T6">Santa Clara, California</text:span></text:p>
      <text:p text:style-name="P2"><text:span text:style-name="T10"><text:tab/><text:tab/></text:span><text:span text:style-name="T28">Program Manager, Robotics &amp; Digital Solutions</text:span><text:span text:style-name="T30">, Advanced Development</text:span></text:p>
      <text:list text:continue-numbering="true" text:style-name="WWNum1">
        <text:list-item>
          <text:p text:style-name="P35">Managed multiple cross-functional teams in the design and development of the Ottava surgical robotic system (robot-assisted surgery)</text:p>
        </text:list-item>
        <text:list-item>
          <text:p text:style-name="P35">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9"/>
      <text:p text:style-name="P24"><text:span text:style-name="T3"><text:tab/>3/2015 – 9/2019<text:tab/></text:span><text:span text:style-name="T42">Ekso Bionics</text:span><text:span text:style-name="T10"><text:tab/></text:span><text:span text:style-name="T6">Richmond, California</text:span></text:p>
      <text:p text:style-name="P4"><text:span text:style-name="T10"><text:tab/><text:tab/></text:span><text:span text:style-name="T28">Director </text:span><text:span text:style-name="T29">of</text:span><text:span text:style-name="T28"> R&amp;D and Compliance </text:span><text:span text:style-name="T31">and </text:span><text:span text:style-name="T28">Director </text:span><text:span text:style-name="T29">of</text:span><text:span text:style-name="T28"> Medical Products and Systems</text:span></text:p>
      <text:list text:continue-numbering="true" text:style-name="WWNum1">
        <text:list-item>
          <text:p text:style-name="P35">Accountable for medical device product development, product lifecycle processes, design controls, verification, product and process validation, risk management, and customer complaint handling activities and processes</text:p>
        </text:list-item>
        <text:list-item>
          <text:p text:style-name="P35">Program Manager for medical device product development</text:p>
        </text:list-item>
        <text:list-item>
          <text:p text:style-name="P35">Responsible for product adherence to and consistency with the Quality Management System (QMS)</text:p>
        </text:list-item>
        <text:list-item>
          <text:p text:style-name="P35">Quality Council – Coordinated cross-company efforts to improve processes (effectiveness and efficiency), product quality and device reliability using data from post-market surveillance activities</text:p>
        </text:list-item>
        <text:list-item>
          <text:p text:style-name="P35">Developed and implemented company-wide risk management processes</text:p>
        </text:list-item>
        <text:list-item>
          <text:p text:style-name="P35">Coordinated the preparation of Clinical Evaluation Reports (CERs) to support products in the European Union and authored a Clinical Evaluation standard operating procedure (SOP)</text:p>
        </text:list-item>
        <text:list-item>
          <text:p text:style-name="P35">Responsible for global adverse event monitoring and reporting</text:p>
        </text:list-item>
        <text:list-item>
          <text:p text:style-name="P35">Developed a complaint handling system and complaint database to enable data-driven analysis and enable process improvements</text:p>
        </text:list-item>
        <text:list-item>
          <text:p text:style-name="P35"><text:bookmark-start text:name="OLE_LINK1"/><text:bookmark-start text:name="OLE_LINK2"/>Performed customer complaints data analysis and identified performance improvement opportunities</text:p>
        </text:list-item>
        <text:list-item>
          <text:p text:style-name="P35">Managed the R&amp;D budget in a dynamic environment and provided consistent, detailed reporting on projections vs actuals, working intimately with accounting and executive teams</text:p>
        </text:list-item>
        <text:list-item>
          <text:p text:style-name="P36"><text:span text:style-name="T40">US</text:span> Patent US10694948B2 – Methods of exoskeleton communication and control (published 2020-06-30)<text:bookmark-end text:name="OLE_LINK2"/><text:bookmark-end text:name="OLE_LINK1"/></text:p>
        </text:list-item>
      </text:list>
      <text:p text:style-name="P3"><text:span text:style-name="T3"><text:tab/>6/2011 – 3/2015<text:tab/></text:span><text:span text:style-name="T28">Director</text:span><text:span text:style-name="T29"> of</text:span><text:span text:style-name="T28"> Software Engineering</text:span></text:p>
      <text:list text:continue-numbering="true" text:style-name="WWNum1">
        <text:list-item>
          <text:p text:style-name="P35">Led a strong team of Software &amp; Controls Engineers and Embedded Systems Engineers responsible for design, development, and testing of software for all medical products</text:p>
        </text:list-item>
        <text:list-item>
          <text:p text:style-name="P35">Responsible for creating, maintaining, and communicating the company’s medical device software development processes (e.g., coding standards, code reviews, testing and release processes)</text:p>
        </text:list-item>
        <text:list-item>
          <text:p text:style-name="P35">Developed standard processes for software development, risk management, and human subject testing</text:p>
        </text:list-item>
        <text:list-item>
          <text:p text:style-name="P35">Served on review board for product stage and phase gate reviews, accountable for approval of product safety and effectiveness, development stage progress, design outputs and documentation</text:p>
        </text:list-item>
      </text:list>
      <text:p text:style-name="P7"/>
      <text:p text:style-name="P2"><text:span text:style-name="T3"><text:tab/>7/2009 – 3/2012<text:tab/></text:span><text:span text:style-name="T28">Program Manager</text:span></text:p>
      <text:p text:style-name="P15"><text:tab/><text:tab/><text:span text:style-name="T32">EksoNR</text:span> (Class II medical robotic exoskeleton)</text:p>
      <text:list text:continue-numbering="true" text:style-name="WWNum1">
        <text:list-item>
          <text:p text:style-name="P35">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5">Guided the program stage-gated product development process through requirements generation, hazard analysis, risk assessment and mitigation, verification and validation, and design transfer into production</text:p>
        </text:list-item>
        <text:list-item>
          <text:p text:style-name="P35">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5">Obtained device CE certification enabling access to the European Union market 3 months after <text:span text:style-name="T41">US</text:span> release; developed and packaged Technical Documentation and supported review by Notified Body</text:p>
        </text:list-item>
      </text:list>
      <text:p text:style-name="P10"/>
      <text:p text:style-name="P16"><text:tab/><text:tab/><text:span text:style-name="T32">Human Unified Load Carrier</text:span> (HULC)</text:p>
      <text:list text:continue-numbering="true" text:style-name="WWNum1">
        <text:list-item>
          <text:p text:style-name="P35">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5">Coordinated development, procurement, and build efforts between engineering, procurement, and production teams in Orlando, Florida (Lockheed Martin) and Berkeley, California</text:p>
        </text:list-item>
        <text:list-item>
          <text:p text:style-name="P35">Reported detailed, monthly cost and performance progress using Earned Value Management (EVM)</text:p>
        </text:list-item>
      </text:list>
      <text:p text:style-name="P7"/>
      <text:p text:style-name="P24"><text:span text:style-name="T3"><text:tab/>10/2006 – 7/2009<text:tab/></text:span><text:span text:style-name="T42">Agilent Technologies</text:span><text:span text:style-name="T27"> </text:span><text:span text:style-name="T7">(acquired Velocity11 in 2008)</text:span><text:span text:style-name="T10"><text:tab/></text:span><text:span text:style-name="T6">Santa Clara, California</text:span></text:p>
      <text:p text:style-name="P2"><text:span text:style-name="T10"><text:tab/><text:tab/></text:span><text:span text:style-name="T28">R&amp;D Hardware and Systems Engineer</text:span><text:span text:style-name="T24">,</text:span><text:span text:style-name="T10"> Agilent Automation Solutions</text:span></text:p>
      <text:list text:continue-numbering="true" text:style-name="WWNum1">
        <text:list-item>
          <text:p text:style-name="P35">Responsible for <text:span text:style-name="T37">the development of</text:span> a 5-axis direct-drive, microplate-<text:span text:style-name="T40">handling</text:span> <text:span text:style-name="T40">robot arm</text:span> (DDR) from <text:span text:style-name="T37">initial</text:span> <text:span text:style-name="T37">concept </text:span>feasibility exploration <text:span text:style-name="T37">in</text:span>to <text:span text:style-name="T37">full</text:span> production</text:p>
        </text:list-item>
        <text:list-item>
          <text:p text:style-name="P35">Developed multi-threaded embedded software for a multi-axis embedded motion controller, including path planning, a custom low-level diagnostic interface, scheduler, system monitor, and exception handling</text:p>
        </text:list-item>
        <text:list-item>
          <text:p text:style-name="P35">Accountable for performance optimization</text:p>
        </text:list-item>
        <text:list-item>
          <text:p text:style-name="P35">Designed parameterized path planning and trajectory algorithm to coordinate motion on a 3-axis microplate handling system, including collision avoidance</text:p>
        </text:list-item>
        <text:list-item>
          <text:p text:style-name="P35">Designed and implemented unit testing framework</text:p>
        </text:list-item>
        <text:list-item>
          <text:p text:style-name="P35">Developed rich, diagnostic command line interface that aided troubleshooting and decreased downtime</text:p>
        </text:list-item>
      </text:list>
      <text:p text:style-name="P7"/>
      <text:p text:style-name="P24"><text:span text:style-name="T3"><text:s/><text:tab/>9/1999 – 10/2006</text:span><text:span text:style-name="T46"><text:tab/></text:span><text:span text:style-name="T42">Berkeley Process Control</text:span><text:span text:style-name="T10"><text:tab/></text:span><text:span text:style-name="T6">Richmond, California</text:span></text:p>
      <text:p text:style-name="P2"><text:span text:style-name="T10"><text:tab/></text:span><text:span text:style-name="T28"><text:tab/>Project Manager and Controls Engineer</text:span></text:p>
      <text:list text:continue-numbering="true" text:style-name="WWNum1">
        <text:list-item>
          <text:p text:style-name="P35">Project Manager for various semiconductor wafer handling and robotics development projects</text:p>
        </text:list-item>
      </text:list>
      <text:p text:style-name="P30"><text:tab/>-<text:tab/>Guided <text:span text:style-name="T34">engineering</text:span> development, procurement, and production</text:p>
      <text:p text:style-name="P30"><text:tab/>-<text:tab/>Tracked development effort and material costs</text:p>
      <text:p text:style-name="P30"><text:tab/>-<text:tab/>Negotiated equipment acceptance definitions</text:p>
      <text:list text:continue-numbering="true" text:style-name="WWNum1">
        <text:list-item>
          <text:p text:style-name="P35">Controls Systems Lead for design and development of motion control system software</text:p>
        </text:list-item>
      </text:list>
      <text:p text:style-name="P30"><text:tab/>-<text:tab/>Designed control software for multi-axis coordinated motion, error handling, and user interfaces</text:p>
      <text:p text:style-name="P30"><text:tab/>-<text:tab/>Developed robust and automatic, machine-to-machine calibration (autocalibration) algorithms</text:p>
      <text:p text:style-name="P30"><text:tab/>-<text:tab/>Designed a light, custom and secure communication protocol with validated data integrity</text:p>
      <text:list text:continue-numbering="true" text:style-name="WWNum1">
        <text:list-item>
          <text:p text:style-name="P35">Developed an algorithm that allows the exact specification and control to a non-radial, linear point-to-point path and motion profile for 200mm and 300mm wafer handling robotic arm</text:p>
        </text:list-item>
        <text:list-item>
          <text:p text:style-name="P35">Designed and developed a control scheme for a pneumatic servo system (accurate position control of an instrumented pneumatic cylinder) involving control hardware selection and software design</text:p>
        </text:list-item>
      </text:list>
      <text:p text:style-name="P25"><text:span text:style-name="T3"><text:tab/>11/1997 – 8/1998<text:tab/></text:span><text:span text:style-name="T43">Texas A&amp;M V</text:span><text:span text:style-name="T42">ibration Control and Electromagnetics Laboratory</text:span><text:span text:style-name="T10"><text:tab/></text:span><text:span text:style-name="T6">College Station, Texas</text:span></text:p>
      <text:p text:style-name="P17"><text:tab/><text:tab/><text:span text:style-name="T49">Undergraduate </text:span>Research Assistant – Advisor: Dr. Alan B. Palazzolo</text:p>
      <text:p text:style-name="P14"><text:tab/>Fuzzy Logic Expert System Control of Magnetic Bearings on High-Energy Energy Storage Flywheels</text:p>
      <text:p text:style-name="P11"/>
      <text:p text:style-name="P21"><text:span text:style-name="T5">STANDARDS</text:span><text:span text:style-name="T10"><text:tab/>21 CFR 820 (QSR), Medical Device Directive 93/42/EEC, ISO 13485 (QMS), IEC 62304 (Software Development), ISO 14971 (Risk), IEC 60601-1 (Safety/Essential Performance), MEDDEV 2.7/1 (Clinical Eval</text:span><text:span text:style-name="T11">uation</text:span><text:span text:style-name="T10">), HIPAA</text:span></text:p>
      <text:p text:style-name="P7"/>
      <text:p text:style-name="P21"><text:span text:style-name="T5">STRENGTHS</text:span><text:span text:style-name="T10"><text:tab/>Objectives &amp; Key Results (OKRs), </text:span><text:span text:style-name="T18">medical device development (design controls, risk management, requirements management),</text:span><text:span text:style-name="T10"> program </text:span><text:span text:style-name="T11">and project</text:span><text:span text:style-name="T10"> management (Microsoft Project, Smartsheet), agile </text:span><text:span text:style-name="T14">software </text:span><text:span text:style-name="T10">development (Kanban, Scrum, Jira, </text:span><text:span text:style-name="T12">Test </text:span><text:span text:style-name="T18">Driven</text:span><text:span text:style-name="T12"> Development</text:span><text:span text:style-name="T10">), embedded </text:span><text:span text:style-name="T11">system</text:span><text:span text:style-name="T23">s</text:span><text:span text:style-name="T10"> (C, </text:span><text:span text:style-name="T12">C++</text:span><text:span text:style-name="T10">, Linux), data analysis </text:span><text:span text:style-name="T12">and visualization</text:span><text:span text:style-name="T10"> (SQL, R, </text:span><text:span text:style-name="T17">Python, </text:span><text:span text:style-name="T11">Tidyverse</text:span><text:span text:style-name="T10">), </text:span><text:span text:style-name="T23">domain-specific language (DSL) development</text:span><text:span text:style-name="T10">, </text:span><text:span text:style-name="T14">graphical user interface (GUI) development (JavaScript/</text:span><text:span text:style-name="T16">TypeScript</text:span><text:span text:style-name="T14">, ReactJS, Material UI)</text:span></text:p>
      <text:p text:style-name="P13"/>
      <text:p text:style-name="P21"><text:span text:style-name="T5">INTERESTS</text:span><text:span text:style-name="T10"><text:tab/>Open source </text:span><text:span text:style-name="T22">software </text:span><text:span text:style-name="T18">development</text:span><text:span text:style-name="T10">, data analysis and modeling, </text:span><text:span text:style-name="T13">business analytics,</text:span><text:span text:style-name="T10"> functional programming, </text:span><text:span text:style-name="T15">algorithms, </text:span><text:span text:style-name="T19">language-oriented programming, </text:span><text:span text:style-name="T17">Scheme</text:span><text:span text:style-name="T10">, </text:span><text:span text:style-name="T19">Racket, </text:span><text:span text:style-name="T11">Scala</text:span></text:p>
      <text:p text:style-name="P13"/>
      <text:p text:style-name="P26"><text:span text:style-name="T5">EDUCATION</text:span><text:span text:style-name="T6"><text:tab/></text:span><text:span text:style-name="T42">University of Californi</text:span><text:span text:style-name="T44">a at Berkeley</text:span></text:p>
      <text:p text:style-name="P27"><text:span text:style-name="T3"><text:tab/>8/1998 – 9/1999<text:tab/></text:span><text:span text:style-name="T10">Advanced Control Systems, Department of Mechanical Engineering</text:span></text:p>
      <text:p text:style-name="P17"><text:tab/><text:tab/><text:span text:style-name="T47">3.78</text:span> <text:span text:style-name="T41">GPA,</text:span> Successfully passed Preliminary Examinations for doctoral degree candidacy</text:p>
      <text:p text:style-name="P19"/>
      <text:p text:style-name="P20"><text:span text:style-name="T3"><text:tab/>8/1993 – 7/1998</text:span><text:span text:style-name="T46"><text:tab/></text:span><text:span text:style-name="T42">Texas A&amp;M Universit</text:span><text:span text:style-name="T45">y at College Station</text:span></text:p>
      <text:p text:style-name="P18"><text:tab/><text:tab/>Bachelor of Science Degree, Department of Mechanical Engineering – Dynamics and Control Systems</text:p>
      <text:p text:style-name="P28"><text:span text:style-name="T10"><text:tab/><text:tab/></text:span><text:span text:style-name="T26">3.96</text:span><text:span text:style-name="T10"> </text:span><text:span text:style-name="T20">GPR</text:span><text:span text:style-name="T10"> (major), </text:span><text:span text:style-name="T26">3.93</text:span><text:span text:style-name="T10"> </text:span><text:span text:style-name="T20">GPR</text:span><text:span text:style-name="T10"> (overall), </text:span><text:span text:style-name="T21">Graduated </text:span><text:span text:style-name="T25">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4</meta:editing-cycles>
    <meta:creation-date>2022-04-17T00:33:00</meta:creation-date>
    <dc:date>2024-09-23T12:14:10.195478679</dc:date>
    <meta:generator>LibreOffice/24.2.5.2$Linux_X86_64 LibreOffice_project/420$Build-2</meta:generator>
    <meta:editing-duration>PT3H27M58S</meta:editing-duration>
    <meta:print-date>2024-07-25T09:34:56.697735068</meta:print-date>
    <meta:printed-by>PDF files</meta:printed-by>
    <meta:document-statistic meta:table-count="0" meta:image-count="0" meta:object-count="0" meta:page-count="3" meta:paragraph-count="80" meta:word-count="1271" meta:character-count="9851" meta:non-whitespace-character-count="8639"/>
    <meta:user-defined meta:name="Company">Ekso Bionics</meta:user-defined>
    <meta:template xlink:type="simple" xlink:actuate="onRequest" xlink:title="Normal.dotm" xlink:href=""/>
  </office:meta>
</office:document-meta>
</file>